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4626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" calcext:value-type="float">
            <text:p>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4,Q1,Q3</text:p>
          </table:table-cell>
          <table:table-cell office:value-type="string" calcext:value-type="string">
            <text:p>sot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_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8x13RM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50V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,C4,C5,C6</text:p>
          </table:table-cell>
          <table:table-cell office:value-type="string" calcext:value-type="string">
            <text:p>C_060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,C7,C10,C12,C19,C20,C21,C22</text:p>
          </table:table-cell>
          <table:table-cell office:value-type="string" calcext:value-type="string">
            <text:p>C_0603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apacitor5x6RM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10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1,C16,C17,C18</text:p>
          </table:table-cell>
          <table:table-cell office:value-type="string" calcext:value-type="string">
            <text:p>C_060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SMA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20_FET-GDS_Vertical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_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,R2,R5,R7,R12</text:p>
          </table:table-cell>
          <table:table-cell office:value-type="string" calcext:value-type="string">
            <text:p>R_0603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,R4,R6,R8,R9,R10,R11</text:p>
          </table:table-cell>
          <table:table-cell office:value-type="string" calcext:value-type="string">
            <text:p>R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12CT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1855KAS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HC49-SD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ors_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XXV</text:p>
          </table:table-cell>
          <table:table-cell office:value-type="float" office:value="1" calcext:value-type="float">
            <text:p>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L1</text:p>
          </table:table-cell>
          <table:table-cell office:value-type="string" calcext:value-type="string">
            <text:p>relay_40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ER-40.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,D3,D4</text:p>
          </table:table-cell>
          <table:table-cell office:value-type="string" calcext:value-type="string">
            <text:p>SOT-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VS-DUAL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:51:07.152187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00:51:28.350643564</dc:date>
    <dc:creator>miceuz 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137" meta:object-count="0"/>
  </office:meta>
</office:document-meta>
</file>